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able_20_Contents">
      <style:text-properties officeooo:rsid="02f1fe37" officeooo:paragraph-rsid="02f1fe37"/>
    </style:style>
    <style:style style:name="P15" style:family="paragraph" style:parent-style-name="Text_20_body">
      <style:paragraph-properties fo:margin-left="0cm" fo:margin-right="0cm" fo:text-align="center" style:justify-single-word="false" fo:text-indent="0cm" style:auto-text-indent="false">
        <style:tab-stops/>
      </style:paragraph-properties>
      <style:text-properties officeooo:paragraph-rsid="02ec13ce"/>
    </style:style>
    <style:style style:name="P16" style:family="paragraph" style:parent-style-name="First_20_line_20_indent">
      <style:paragraph-properties fo:margin-top="0.801cm" fo:margin-bottom="0.247cm" loext:contextual-spacing="false"/>
      <style:text-properties officeooo:paragraph-rsid="02d964f6"/>
    </style:style>
    <style:style style:name="P17" style:family="paragraph" style:parent-style-name="Standard" style:list-style-name="L1"/>
    <style:style style:name="P18" style:family="paragraph" style:parent-style-name="Table_20_Contents" style:list-style-name="L1">
      <style:text-properties officeooo:rsid="02ed919d" officeooo:paragraph-rsid="02eda724"/>
    </style:style>
    <style:style style:name="P19" style:family="paragraph" style:parent-style-name="Table_20_Contents" style:list-style-name="L2">
      <style:paragraph-properties fo:text-align="start" style:justify-single-word="false"/>
      <style:text-properties officeooo:paragraph-rsid="02eda724"/>
    </style:style>
    <style:style style:name="P20" style:family="paragraph" style:parent-style-name="Heading_20_1" style:master-page-name="Landscape">
      <style:paragraph-properties style:page-number="auto"/>
      <style:text-properties officeooo:paragraph-rsid="02d82664"/>
    </style:style>
    <style:style style:name="P21" style:family="paragraph" style:parent-style-name="Heading_20_1">
      <style:paragraph-properties fo:break-before="page"/>
    </style:style>
    <style:style style:name="P2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officeooo:rsid="02ec13ce" officeooo:paragraph-rsid="02ec13ce"/>
    </style:style>
    <style:style style:name="P23"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2ec13ce"/>
    </style:style>
    <style:style style:name="P2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officeooo:rsid="02f316d5"/>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9">Сервис</text:span> → пункт <text:span text:style-name="T9">Параметры</text:span> → в левой части нового окна выберите пункт <text:span text:style-name="T9">Безопасность</text:span> → в правой части окна нажмите кнопку «<text:span text:style-name="T9">Безопасность макросов</text:span>». В открывшемся окна выберите <text:span text:style-name="T9">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0.4cm" draw:z-index="0" draw:name="Фигура1" draw:style-name="gr1" draw:text-style-name="P24" svg:width="6.347cm" svg:height="0.595c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0.383cm" draw:z-index="2" draw:name="Фигура1" draw:style-name="gr1" draw:text-style-name="P24" svg:width="9.771cm" svg:height="0.595c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0.383cm" draw:z-index="1" draw:name="Фигура1" draw:style-name="gr1" draw:text-style-name="P24" svg:width="12.135cm" svg:height="0.595cm" draw:control="control2"/></text:p>
          </table:table-cell>
        </table:table-row>
      </table:table>
      <text:p text:style-name="P16">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21"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510485745" text:style-name="L1">
              <text:list-item>
                <text:p text:style-name="P17">Множество последовательных пробелов заменяется на единственный</text:p>
              </text:list-item>
              <text:list-item>
                <text:p text:style-name="P17">Удаляются пробелы перед знаками пунктуации</text:p>
              </text:list-item>
              <text:list-item>
                <text:p text:style-name="P17">Тире между цифрами заменяется на цифровое тире</text:p>
              </text:list-item>
              <text:list-item>
                <text:p text:style-name="P17">Тире между словами заменяется на среднее тире</text:p>
              </text:list-item>
              <text:list-item>
                <text:p text:style-name="P17">Пробелы после открывания скобок или кавычек удаляются</text:p>
              </text:list-item>
              <text:list-item>
                <text:p text:style-name="P17">Пробел между фамилией и последующими инициалами заменяется на неразрывный</text:p>
              </text:list-item>
              <text:list-item>
                <text:p text:style-name="P17">Пробел между инициалами и последующей фамилией заменяется на неразрывный</text:p>
              </text:list-item>
              <text:list-item>
                <text:p text:style-name="P17">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7">Пробел между с. 7 и т. 7 заменяется на неразрывный</text:p>
              </text:list-item>
              <text:list-item>
                <text:p text:style-name="P17">Пробел между серия 7, часть 7, том 7 заменяется на неразрывный</text:p>
              </text:list-item>
              <text:list-item>
                <text:p text:style-name="P17">Пробел между 1917 г. Заменяется на неразрывный, а при отсутсвии вставляется</text:p>
                <text:p text:style-name="P18">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ext:soft-page-break/>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2820549152" text:style-name="L2">
              <text:list-item>
                <text:p text:style-name="P19"><text:span text:style-name="T7">П</text:span>олужирного</text:p>
              </text:list-item>
              <text:list-item>
                <text:p text:style-name="P19"><text:span text:style-name="T7">К</text:span>урсива</text:p>
              </text:list-item>
              <text:list-item>
                <text:p text:style-name="P19"><text:span text:style-name="T7">П</text:span>одчеркивания</text:p>
              </text:list-item>
              <text:list-item>
                <text:p text:style-name="P19"><text:span text:style-name="T7">З</text:span>ачеркивания</text:p>
              </text:list-item>
              <text:list-item>
                <text:p text:style-name="P19"><text:span text:style-name="T7">В</text:span>ерхн<text:span text:style-name="T7">ий</text:span> индекс</text:p>
              </text:list-item>
              <text:list-item>
                <text:p text:style-name="P19"><text:span text:style-name="T7">Н</text:span>ижн<text:span text:style-name="T7">ий</text:span> индекс</text:p>
              </text:list-item>
              <text:list-item>
                <text:p text:style-name="P19"><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2"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style-name="Таблица2.1">
          <table:table-cell table:style-name="Таблица2.A2" office:value-type="string">
            <text:p text:style-name="P14">Сверстать выпуск</text:p>
          </table:table-cell>
          <table:table-cell table:style-name="Таблица2.A2" office:value-type="string">
            <text:p text:style-name="P14">Макрос применяется совместно с шаблоном журнала. Он <text:span text:style-name="T10">последовательно </text:span>добавляет все пронумерованные статьи в той же папке, что и <text:span text:style-name="T10">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8"/>
          </table:table-cell>
        </table:table-row>
        <table:table-row table:style-name="Таблица2.1">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style-name="Таблица2.1">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ext:soft-page-break/>
        <table:table-row table:style-name="Таблица2.1">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style-name="Таблица2.1">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row table:style-name="Таблица2.1">
          <table:table-cell table:style-name="Таблица2.A2" office:value-type="string">
            <text:p text:style-name="P14">InDD</text:p>
          </table:table-cell>
          <table:table-cell table:style-name="Таблица2.A2" office:value-type="string">
            <text:p text:style-name="P14">Импорт документа из In Design</text:p>
          </table:table-cell>
          <table:table-cell table:style-name="Таблица2.C2" office:value-type="string">
            <text:p text:style-name="P8"/>
          </table:table-cell>
        </table:table-row>
        <table:table-row table:style-name="Таблица2.1">
          <table:table-cell table:style-name="Таблица2.A2" office:value-type="string">
            <text:p text:style-name="P14">CreateBidirectionalLink</text:p>
          </table:table-cell>
          <table:table-cell table:style-name="Таблица2.A2" office:value-type="string">
            <text:p text:style-name="P1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8"/>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7H49M23S</meta:editing-duration>
    <meta:editing-cycles>624</meta:editing-cycles>
    <meta:generator>LibreOffice/6.1.5.2$Linux_X86_64 LibreOffice_project/90f8dcf33c87b3705e78202e3df5142b201bd805</meta:generator>
    <dc:date>2019-02-12T14:36:06.788049671</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firstPage)
	statusIndicator.setValue(29)
	
'Globalscope.BasicLibraries.LoadLibrary( "MRILib" )
' Mri oViewCursor
'Задать нумерацию сносок на каждую главу
	ThisComponent.FootnoteSettings.FootnoteCounting=1
	statusIndicator.end()
End Sub

Sub setPageNumbers(firstPage)
	Dim oVeiwCursor As Object
	Dim pageNum as Integer
	oViewCursor = ThisComponent.CurrentController.getViewCursor()
	oViewCursor.jumpToPage(firstPage)
	For i = 1 To 25 
		pageNum = getArticleLastPage()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